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406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1.623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1.8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Trimestrales">
      <style:table-properties table:display="true" style:writing-mode="lr-tb"/>
    </style:style>
    <style:style style:name="ta2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674ea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>
        <loext:char-complex-color loext:theme-type="light1" loext:color-type="theme"/>
      </style:text-properties>
    </style:style>
    <style:style style:name="ce3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imestra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number-columns-repeated="16358" table:default-cell-style-name="Default"/>
        <table:table-row table:style-name="ro1">
          <table:table-cell/>
          <table:table-cell table:style-name="ce1" office:value-type="string" calcext:value-type="string">
            <text:p>Producto bruto interno por tipo de gasto (millones S/ 2007) - PBI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107</text:p>
          </table:table-cell>
          <table:table-cell table:style-name="ce1" office:value-type="float" office:value="73354.134" calcext:value-type="float">
            <text:p>73354.13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207</text:p>
          </table:table-cell>
          <table:table-cell table:style-name="ce1" office:value-type="float" office:value="80625.955" calcext:value-type="float">
            <text:p>80625.95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307</text:p>
          </table:table-cell>
          <table:table-cell table:style-name="ce1" office:value-type="float" office:value="80699.622" calcext:value-type="float">
            <text:p>80699.62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407</text:p>
          </table:table-cell>
          <table:table-cell table:style-name="ce1" office:value-type="float" office:value="85013.289" calcext:value-type="float">
            <text:p>85013.289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108</text:p>
          </table:table-cell>
          <table:table-cell table:style-name="ce1" office:value-type="float" office:value="80796.31" calcext:value-type="float">
            <text:p>80796.3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208</text:p>
          </table:table-cell>
          <table:table-cell table:style-name="ce1" office:value-type="float" office:value="89117.715" calcext:value-type="float">
            <text:p>89117.71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308</text:p>
          </table:table-cell>
          <table:table-cell table:style-name="ce1" office:value-type="float" office:value="88430.243" calcext:value-type="float">
            <text:p>88430.243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408</text:p>
          </table:table-cell>
          <table:table-cell table:style-name="ce1" office:value-type="float" office:value="90525.732" calcext:value-type="float">
            <text:p>90525.73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109</text:p>
          </table:table-cell>
          <table:table-cell table:style-name="ce1" office:value-type="float" office:value="82892.21" calcext:value-type="float">
            <text:p>82892.2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209</text:p>
          </table:table-cell>
          <table:table-cell table:style-name="ce1" office:value-type="float" office:value="88463.961" calcext:value-type="float">
            <text:p>88463.96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309</text:p>
          </table:table-cell>
          <table:table-cell table:style-name="ce1" office:value-type="float" office:value="88341.328" calcext:value-type="float">
            <text:p>88341.328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409</text:p>
          </table:table-cell>
          <table:table-cell table:style-name="ce1" office:value-type="float" office:value="92995.501" calcext:value-type="float">
            <text:p>92995.501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110</text:p>
          </table:table-cell>
          <table:table-cell table:style-name="ce1" office:value-type="float" office:value="87436.716" calcext:value-type="float">
            <text:p>87436.716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210</text:p>
          </table:table-cell>
          <table:table-cell table:style-name="ce1" office:value-type="float" office:value="96793.124" calcext:value-type="float">
            <text:p>96793.12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310</text:p>
          </table:table-cell>
          <table:table-cell table:style-name="ce1" office:value-type="float" office:value="96794.994" calcext:value-type="float">
            <text:p>96794.99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410</text:p>
          </table:table-cell>
          <table:table-cell table:style-name="ce1" office:value-type="float" office:value="101056.166" calcext:value-type="float">
            <text:p>101056.166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111</text:p>
          </table:table-cell>
          <table:table-cell table:style-name="ce1" office:value-type="float" office:value="94793.514" calcext:value-type="float">
            <text:p>94793.514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211</text:p>
          </table:table-cell>
          <table:table-cell table:style-name="ce1" office:value-type="float" office:value="101908.28" calcext:value-type="float">
            <text:p>101908.28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311</text:p>
          </table:table-cell>
          <table:table-cell table:style-name="ce1" office:value-type="float" office:value="102420.284" calcext:value-type="float">
            <text:p>102420.284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1</text:p>
          </table:table-cell>
          <table:table-cell table:style-name="ce1" office:value-type="float" office:value="107133.922" calcext:value-type="float">
            <text:p>107133.922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2</text:p>
          </table:table-cell>
          <table:table-cell table:style-name="ce1" office:value-type="float" office:value="100586.005" calcext:value-type="float">
            <text:p>100586.005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2</text:p>
          </table:table-cell>
          <table:table-cell table:style-name="ce1" office:value-type="float" office:value="107915.018" calcext:value-type="float">
            <text:p>107915.018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2</text:p>
          </table:table-cell>
          <table:table-cell table:style-name="ce1" office:value-type="float" office:value="109610.687" calcext:value-type="float">
            <text:p>109610.687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2</text:p>
          </table:table-cell>
          <table:table-cell table:style-name="ce1" office:value-type="float" office:value="113087.29" calcext:value-type="float">
            <text:p>113087.29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3</text:p>
          </table:table-cell>
          <table:table-cell table:style-name="ce1" office:value-type="float" office:value="105593.296" calcext:value-type="float">
            <text:p>105593.296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3</text:p>
          </table:table-cell>
          <table:table-cell table:style-name="ce1" office:value-type="float" office:value="114674.724" calcext:value-type="float">
            <text:p>114674.724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3</text:p>
          </table:table-cell>
          <table:table-cell table:style-name="ce1" office:value-type="float" office:value="115339.649" calcext:value-type="float">
            <text:p>115339.649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3</text:p>
          </table:table-cell>
          <table:table-cell table:style-name="ce1" office:value-type="float" office:value="120827.331" calcext:value-type="float">
            <text:p>120827.331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4</text:p>
          </table:table-cell>
          <table:table-cell table:style-name="ce1" office:value-type="float" office:value="110826.265" calcext:value-type="float">
            <text:p>110826.265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4</text:p>
          </table:table-cell>
          <table:table-cell table:style-name="ce1" office:value-type="float" office:value="116921.597" calcext:value-type="float">
            <text:p>116921.597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4</text:p>
          </table:table-cell>
          <table:table-cell table:style-name="ce1" office:value-type="float" office:value="117442.529" calcext:value-type="float">
            <text:p>117442.529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4</text:p>
          </table:table-cell>
          <table:table-cell table:style-name="ce1" office:value-type="float" office:value="122117.609" calcext:value-type="float">
            <text:p>122117.609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5</text:p>
          </table:table-cell>
          <table:table-cell table:style-name="ce1" office:value-type="float" office:value="112964.263" calcext:value-type="float">
            <text:p>112964.263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5</text:p>
          </table:table-cell>
          <table:table-cell table:style-name="ce1" office:value-type="float" office:value="120633.049" calcext:value-type="float">
            <text:p>120633.049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5</text:p>
          </table:table-cell>
          <table:table-cell table:style-name="ce1" office:value-type="float" office:value="121148.645" calcext:value-type="float">
            <text:p>121148.645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5</text:p>
          </table:table-cell>
          <table:table-cell table:style-name="ce1" office:value-type="float" office:value="127760.043" calcext:value-type="float">
            <text:p>127760.043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6</text:p>
          </table:table-cell>
          <table:table-cell table:style-name="ce1" office:value-type="float" office:value="118024.125" calcext:value-type="float">
            <text:p>118024.125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6</text:p>
          </table:table-cell>
          <table:table-cell table:style-name="ce1" office:value-type="float" office:value="125149.384" calcext:value-type="float">
            <text:p>125149.384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6</text:p>
          </table:table-cell>
          <table:table-cell table:style-name="ce1" office:value-type="float" office:value="126738.075" calcext:value-type="float">
            <text:p>126738.075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6</text:p>
          </table:table-cell>
          <table:table-cell table:style-name="ce1" office:value-type="float" office:value="131669.416" calcext:value-type="float">
            <text:p>131669.416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7</text:p>
          </table:table-cell>
          <table:table-cell table:style-name="ce1" office:value-type="float" office:value="120743.219" calcext:value-type="float">
            <text:p>120743.219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7</text:p>
          </table:table-cell>
          <table:table-cell table:style-name="ce1" office:value-type="float" office:value="128454.738" calcext:value-type="float">
            <text:p>128454.738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7</text:p>
          </table:table-cell>
          <table:table-cell table:style-name="ce1" office:value-type="float" office:value="130299.875" calcext:value-type="float">
            <text:p>130299.875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7</text:p>
          </table:table-cell>
          <table:table-cell table:style-name="ce1" office:value-type="float" office:value="134717.168" calcext:value-type="float">
            <text:p>134717.168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8</text:p>
          </table:table-cell>
          <table:table-cell table:style-name="ce1" office:value-type="float" office:value="124518.96" calcext:value-type="float">
            <text:p>124518.96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8</text:p>
          </table:table-cell>
          <table:table-cell table:style-name="ce1" office:value-type="float" office:value="135636.23" calcext:value-type="float">
            <text:p>135636.23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8</text:p>
          </table:table-cell>
          <table:table-cell table:style-name="ce1" office:value-type="float" office:value="133522.018" calcext:value-type="float">
            <text:p>133522.018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8</text:p>
          </table:table-cell>
          <table:table-cell table:style-name="ce1" office:value-type="float" office:value="140987.792" calcext:value-type="float">
            <text:p>140987.792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119</text:p>
          </table:table-cell>
          <table:table-cell table:style-name="ce1" office:value-type="float" office:value="127567.932" calcext:value-type="float">
            <text:p>127567.932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219</text:p>
          </table:table-cell>
          <table:table-cell table:style-name="ce1" office:value-type="float" office:value="137181.904" calcext:value-type="float">
            <text:p>137181.904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319</text:p>
          </table:table-cell>
          <table:table-cell table:style-name="ce1" office:value-type="float" office:value="137879.03" calcext:value-type="float">
            <text:p>137879.03</text:p>
          </table:table-cell>
          <table:table-cell table:number-columns-repeated="16382"/>
        </table:table-row>
        <table:table-row table:style-name="ro2">
          <table:table-cell table:style-name="ce1" office:value-type="string" calcext:value-type="string">
            <text:p>T419</text:p>
          </table:table-cell>
          <table:table-cell table:style-name="ce1" office:value-type="float" office:value="143532.134" calcext:value-type="float">
            <text:p>143532.134</text:p>
          </table:table-cell>
          <table:table-cell table:number-columns-repeated="16382"/>
        </table:table-row>
        <table:table-row table:style-name="ro2" table:number-rows-repeated="947">
          <table:table-cell table:number-columns-repeated="16384"/>
        </table:table-row>
        <table:table-row table:style-name="ro3" table:number-rows-repeated="10475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Hoja 1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3" table:number-columns-repeated="16375" table:default-cell-style-name="Default"/>
        <table:table-row table:style-name="ro3">
          <table:table-cell table:number-columns-repeated="16384"/>
        </table:table-row>
        <table:table-row table:style-name="ro1">
          <table:table-cell/>
          <table:table-cell table:style-name="ce2" office:value-type="string" calcext:value-type="string">
            <text:p>PERIODO</text:p>
          </table:table-cell>
          <table:table-cell table:style-name="ce2" office:value-type="string" calcext:value-type="string">
            <text:p>PBI</text:p>
          </table:table-cell>
          <table:table-cell table:style-name="ce2" office:value-type="string" calcext:value-type="string">
            <text:p>LNPBI</text:p>
          </table:table-cell>
          <table:table-cell table:style-name="ce2" office:value-type="string" calcext:value-type="string">
            <text:p>ISC</text:p>
          </table:table-cell>
          <table:table-cell table:style-name="ce2" office:value-type="string" calcext:value-type="string">
            <text:p>IGV</text:p>
          </table:table-cell>
          <table:table-cell table:style-name="ce2" office:value-type="string" calcext:value-type="string">
            <text:p>IR</text:p>
          </table:table-cell>
          <table:table-cell table:style-name="ce2" office:value-type="string" calcext:value-type="string">
            <text:p>OIT</text:p>
          </table:table-cell>
          <table:table-cell table:style-name="ce2" office:value-type="string" calcext:value-type="string">
            <text:p>ITGN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07</text:p>
          </table:table-cell>
          <table:table-cell table:style-name="ce4" office:value-type="float" office:value="73354.134" calcext:value-type="float">
            <text:p>73354.134</text:p>
          </table:table-cell>
          <table:table-cell table:style-name="ce4" table:formula="of:=LN([.C3])" office:value-type="float" office:value="11.2030541419012" calcext:value-type="float">
            <text:p>11.2030541419012</text:p>
          </table:table-cell>
          <table:table-cell table:style-name="ce5" office:value-type="float" office:value="1029.45918003297" calcext:value-type="float">
            <text:p>1029.45918003297</text:p>
          </table:table-cell>
          <table:table-cell table:style-name="ce5" office:value-type="float" office:value="5877.70891134403" calcext:value-type="float">
            <text:p>5877.70891134403</text:p>
          </table:table-cell>
          <table:table-cell table:style-name="ce5" office:value-type="float" office:value="4784.22666021" calcext:value-type="float">
            <text:p>4784.22666021</text:p>
          </table:table-cell>
          <table:table-cell table:style-name="ce5" office:value-type="float" office:value="532.993092668099" calcext:value-type="float">
            <text:p>532.993092668099</text:p>
          </table:table-cell>
          <table:table-cell table:style-name="ce5" office:value-type="float" office:value="11458.2629226996" calcext:value-type="float">
            <text:p>11458.262922699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07</text:p>
          </table:table-cell>
          <table:table-cell table:style-name="ce4" office:value-type="float" office:value="80625.955" calcext:value-type="float">
            <text:p>80625.955</text:p>
          </table:table-cell>
          <table:table-cell table:style-name="ce4" table:formula="of:=LN([.C4])" office:value-type="float" office:value="11.2975758989892" calcext:value-type="float">
            <text:p>11.2975758989892</text:p>
          </table:table-cell>
          <table:table-cell table:style-name="ce5" office:value-type="float" office:value="1073.18074918031" calcext:value-type="float">
            <text:p>1073.18074918031</text:p>
          </table:table-cell>
          <table:table-cell table:style-name="ce5" office:value-type="float" office:value="6074.20032916167" calcext:value-type="float">
            <text:p>6074.20032916167</text:p>
          </table:table-cell>
          <table:table-cell table:style-name="ce5" office:value-type="float" office:value="7900.50360935" calcext:value-type="float">
            <text:p>7900.50360935</text:p>
          </table:table-cell>
          <table:table-cell table:style-name="ce5" office:value-type="float" office:value="1162.16012211198" calcext:value-type="float">
            <text:p>1162.16012211198</text:p>
          </table:table-cell>
          <table:table-cell table:style-name="ce5" office:value-type="float" office:value="15353.271975363" calcext:value-type="float">
            <text:p>15353.27197536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07</text:p>
          </table:table-cell>
          <table:table-cell table:style-name="ce4" office:value-type="float" office:value="80699.622" calcext:value-type="float">
            <text:p>80699.622</text:p>
          </table:table-cell>
          <table:table-cell table:style-name="ce4" table:formula="of:=LN([.C5])" office:value-type="float" office:value="11.2984891702322" calcext:value-type="float">
            <text:p>11.2984891702322</text:p>
          </table:table-cell>
          <table:table-cell table:style-name="ce5" office:value-type="float" office:value="1062.05187438152" calcext:value-type="float">
            <text:p>1062.05187438152</text:p>
          </table:table-cell>
          <table:table-cell table:style-name="ce5" office:value-type="float" office:value="6551.21307980543" calcext:value-type="float">
            <text:p>6551.21307980543</text:p>
          </table:table-cell>
          <table:table-cell table:style-name="ce5" office:value-type="float" office:value="4987.27186234" calcext:value-type="float">
            <text:p>4987.27186234</text:p>
          </table:table-cell>
          <table:table-cell table:style-name="ce5" office:value-type="float" office:value="1097.89566215589" calcext:value-type="float">
            <text:p>1097.89566215589</text:p>
          </table:table-cell>
          <table:table-cell table:style-name="ce5" office:value-type="float" office:value="12888.4941201048" calcext:value-type="float">
            <text:p>12888.4941201048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07</text:p>
          </table:table-cell>
          <table:table-cell table:style-name="ce4" office:value-type="float" office:value="85013.289" calcext:value-type="float">
            <text:p>85013.289</text:p>
          </table:table-cell>
          <table:table-cell table:style-name="ce4" table:formula="of:=LN([.C6])" office:value-type="float" office:value="11.3505628644289" calcext:value-type="float">
            <text:p>11.3505628644289</text:p>
          </table:table-cell>
          <table:table-cell table:style-name="ce5" office:value-type="float" office:value="1126.33695793331" calcext:value-type="float">
            <text:p>1126.33695793331</text:p>
          </table:table-cell>
          <table:table-cell table:style-name="ce5" office:value-type="float" office:value="6755.19999389609" calcext:value-type="float">
            <text:p>6755.19999389609</text:p>
          </table:table-cell>
          <table:table-cell table:style-name="ce5" office:value-type="float" office:value="5175.29617081" calcext:value-type="float">
            <text:p>5175.29617081</text:p>
          </table:table-cell>
          <table:table-cell table:style-name="ce5" office:value-type="float" office:value="1071.33180021028" calcext:value-type="float">
            <text:p>1071.33180021028</text:p>
          </table:table-cell>
          <table:table-cell table:style-name="ce5" office:value-type="float" office:value="12662.062564503" calcext:value-type="float">
            <text:p>12662.06256450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08</text:p>
          </table:table-cell>
          <table:table-cell table:style-name="ce4" office:value-type="float" office:value="80796.31" calcext:value-type="float">
            <text:p>80796.31</text:p>
          </table:table-cell>
          <table:table-cell table:style-name="ce4" table:formula="of:=LN([.C7])" office:value-type="float" office:value="11.2996865751495" calcext:value-type="float">
            <text:p>11.2996865751495</text:p>
          </table:table-cell>
          <table:table-cell table:style-name="ce5" office:value-type="float" office:value="1013.41969188657" calcext:value-type="float">
            <text:p>1013.41969188657</text:p>
          </table:table-cell>
          <table:table-cell table:style-name="ce5" office:value-type="float" office:value="7134.20105492" calcext:value-type="float">
            <text:p>7134.20105492</text:p>
          </table:table-cell>
          <table:table-cell table:style-name="ce5" office:value-type="float" office:value="5890.43078124" calcext:value-type="float">
            <text:p>5890.43078124</text:p>
          </table:table-cell>
          <table:table-cell table:style-name="ce5" office:value-type="float" office:value="628.09970403" calcext:value-type="float">
            <text:p>628.09970403</text:p>
          </table:table-cell>
          <table:table-cell table:style-name="ce5" office:value-type="float" office:value="13436.2888069582" calcext:value-type="float">
            <text:p>13436.288806958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08</text:p>
          </table:table-cell>
          <table:table-cell table:style-name="ce4" office:value-type="float" office:value="89117.715" calcext:value-type="float">
            <text:p>89117.715</text:p>
          </table:table-cell>
          <table:table-cell table:style-name="ce4" table:formula="of:=LN([.C8])" office:value-type="float" office:value="11.3977134152453" calcext:value-type="float">
            <text:p>11.3977134152453</text:p>
          </table:table-cell>
          <table:table-cell table:style-name="ce5" office:value-type="float" office:value="818.012689020496" calcext:value-type="float">
            <text:p>818.012689020496</text:p>
          </table:table-cell>
          <table:table-cell table:style-name="ce5" office:value-type="float" office:value="7711.2576621" calcext:value-type="float">
            <text:p>7711.2576621</text:p>
          </table:table-cell>
          <table:table-cell table:style-name="ce5" office:value-type="float" office:value="7572.21648691" calcext:value-type="float">
            <text:p>7572.21648691</text:p>
          </table:table-cell>
          <table:table-cell table:style-name="ce5" office:value-type="float" office:value="1320.48151944" calcext:value-type="float">
            <text:p>1320.48151944</text:p>
          </table:table-cell>
          <table:table-cell table:style-name="ce5" office:value-type="float" office:value="16195.3632739473" calcext:value-type="float">
            <text:p>16195.363273947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08</text:p>
          </table:table-cell>
          <table:table-cell table:style-name="ce4" office:value-type="float" office:value="88430.243" calcext:value-type="float">
            <text:p>88430.243</text:p>
          </table:table-cell>
          <table:table-cell table:style-name="ce4" table:formula="of:=LN([.C9])" office:value-type="float" office:value="11.3899693055022" calcext:value-type="float">
            <text:p>11.3899693055022</text:p>
          </table:table-cell>
          <table:table-cell table:style-name="ce5" office:value-type="float" office:value="669.738104272891" calcext:value-type="float">
            <text:p>669.738104272891</text:p>
          </table:table-cell>
          <table:table-cell table:style-name="ce5" office:value-type="float" office:value="8610.00842592" calcext:value-type="float">
            <text:p>8610.00842592</text:p>
          </table:table-cell>
          <table:table-cell table:style-name="ce5" office:value-type="float" office:value="5611.19772339" calcext:value-type="float">
            <text:p>5611.19772339</text:p>
          </table:table-cell>
          <table:table-cell table:style-name="ce5" office:value-type="float" office:value="1215.23773727" calcext:value-type="float">
            <text:p>1215.23773727</text:p>
          </table:table-cell>
          <table:table-cell table:style-name="ce5" office:value-type="float" office:value="14776.0240760559" calcext:value-type="float">
            <text:p>14776.024076055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08</text:p>
          </table:table-cell>
          <table:table-cell table:style-name="ce4" office:value-type="float" office:value="90525.732" calcext:value-type="float">
            <text:p>90525.732</text:p>
          </table:table-cell>
          <table:table-cell table:style-name="ce4" table:formula="of:=LN([.C10])" office:value-type="float" office:value="11.4133894207652" calcext:value-type="float">
            <text:p>11.4133894207652</text:p>
          </table:table-cell>
          <table:table-cell table:style-name="ce5" office:value-type="float" office:value="958.254627953515" calcext:value-type="float">
            <text:p>958.254627953515</text:p>
          </table:table-cell>
          <table:table-cell table:style-name="ce5" office:value-type="float" office:value="8131.29592417" calcext:value-type="float">
            <text:p>8131.29592417</text:p>
          </table:table-cell>
          <table:table-cell table:style-name="ce5" office:value-type="float" office:value="5072.19273085" calcext:value-type="float">
            <text:p>5072.19273085</text:p>
          </table:table-cell>
          <table:table-cell table:style-name="ce5" office:value-type="float" office:value="1221.18091746" calcext:value-type="float">
            <text:p>1221.18091746</text:p>
          </table:table-cell>
          <table:table-cell table:style-name="ce5" office:value-type="float" office:value="13896.5008593367" calcext:value-type="float">
            <text:p>13896.5008593367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09</text:p>
          </table:table-cell>
          <table:table-cell table:style-name="ce4" office:value-type="float" office:value="82892.21" calcext:value-type="float">
            <text:p>82892.21</text:p>
          </table:table-cell>
          <table:table-cell table:style-name="ce4" table:formula="of:=LN([.C11])" office:value-type="float" office:value="11.3252963680711" calcext:value-type="float">
            <text:p>11.3252963680711</text:p>
          </table:table-cell>
          <table:table-cell table:style-name="ce5" office:value-type="float" office:value="820.28583130241" calcext:value-type="float">
            <text:p>820.28583130241</text:p>
          </table:table-cell>
          <table:table-cell table:style-name="ce5" office:value-type="float" office:value="7454.20702448" calcext:value-type="float">
            <text:p>7454.20702448</text:p>
          </table:table-cell>
          <table:table-cell table:style-name="ce5" office:value-type="float" office:value="5400.92440169" calcext:value-type="float">
            <text:p>5400.92440169</text:p>
          </table:table-cell>
          <table:table-cell table:style-name="ce5" office:value-type="float" office:value="634.62163285" calcext:value-type="float">
            <text:p>634.62163285</text:p>
          </table:table-cell>
          <table:table-cell table:style-name="ce5" office:value-type="float" office:value="12999.0075972767" calcext:value-type="float">
            <text:p>12999.0075972767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09</text:p>
          </table:table-cell>
          <table:table-cell table:style-name="ce4" office:value-type="float" office:value="88463.961" calcext:value-type="float">
            <text:p>88463.961</text:p>
          </table:table-cell>
          <table:table-cell table:style-name="ce4" table:formula="of:=LN([.C12])" office:value-type="float" office:value="11.3903505277203" calcext:value-type="float">
            <text:p>11.3903505277203</text:p>
          </table:table-cell>
          <table:table-cell table:style-name="ce5" office:value-type="float" office:value="1088.79789234527" calcext:value-type="float">
            <text:p>1088.79789234527</text:p>
          </table:table-cell>
          <table:table-cell table:style-name="ce5" office:value-type="float" office:value="7000.19345875" calcext:value-type="float">
            <text:p>7000.19345875</text:p>
          </table:table-cell>
          <table:table-cell table:style-name="ce5" office:value-type="float" office:value="5785.18553116" calcext:value-type="float">
            <text:p>5785.18553116</text:p>
          </table:table-cell>
          <table:table-cell table:style-name="ce5" office:value-type="float" office:value="1281.09782974" calcext:value-type="float">
            <text:p>1281.09782974</text:p>
          </table:table-cell>
          <table:table-cell table:style-name="ce5" office:value-type="float" office:value="13627.2463080762" calcext:value-type="float">
            <text:p>13627.246308076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09</text:p>
          </table:table-cell>
          <table:table-cell table:style-name="ce4" office:value-type="float" office:value="88341.328" calcext:value-type="float">
            <text:p>88341.328</text:p>
          </table:table-cell>
          <table:table-cell table:style-name="ce4" table:formula="of:=LN([.C13])" office:value-type="float" office:value="11.3889633178652" calcext:value-type="float">
            <text:p>11.3889633178652</text:p>
          </table:table-cell>
          <table:table-cell table:style-name="ce5" office:value-type="float" office:value="1047.00214779397" calcext:value-type="float">
            <text:p>1047.00214779397</text:p>
          </table:table-cell>
          <table:table-cell table:style-name="ce5" office:value-type="float" office:value="7257.56126926" calcext:value-type="float">
            <text:p>7257.56126926</text:p>
          </table:table-cell>
          <table:table-cell table:style-name="ce5" office:value-type="float" office:value="4281.43528359" calcext:value-type="float">
            <text:p>4281.43528359</text:p>
          </table:table-cell>
          <table:table-cell table:style-name="ce5" office:value-type="float" office:value="1225.43980009" calcext:value-type="float">
            <text:p>1225.43980009</text:p>
          </table:table-cell>
          <table:table-cell table:style-name="ce5" office:value-type="float" office:value="12329.0130955031" calcext:value-type="float">
            <text:p>12329.013095503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09</text:p>
          </table:table-cell>
          <table:table-cell table:style-name="ce4" office:value-type="float" office:value="92995.501" calcext:value-type="float">
            <text:p>92995.501</text:p>
          </table:table-cell>
          <table:table-cell table:style-name="ce4" table:formula="of:=LN([.C14])" office:value-type="float" office:value="11.4403063946211" calcext:value-type="float">
            <text:p>11.4403063946211</text:p>
          </table:table-cell>
          <table:table-cell table:style-name="ce5" office:value-type="float" office:value="1188.88549888443" calcext:value-type="float">
            <text:p>1188.88549888443</text:p>
          </table:table-cell>
          <table:table-cell table:style-name="ce5" office:value-type="float" office:value="7807.61877071" calcext:value-type="float">
            <text:p>7807.61877071</text:p>
          </table:table-cell>
          <table:table-cell table:style-name="ce5" office:value-type="float" office:value="4878.79372302" calcext:value-type="float">
            <text:p>4878.79372302</text:p>
          </table:table-cell>
          <table:table-cell table:style-name="ce5" office:value-type="float" office:value="1307.292217" calcext:value-type="float">
            <text:p>1307.292217</text:p>
          </table:table-cell>
          <table:table-cell table:style-name="ce5" office:value-type="float" office:value="13659.7805081699" calcext:value-type="float">
            <text:p>13659.780508169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0</text:p>
          </table:table-cell>
          <table:table-cell table:style-name="ce4" office:value-type="float" office:value="87436.716" calcext:value-type="float">
            <text:p>87436.716</text:p>
          </table:table-cell>
          <table:table-cell table:style-name="ce4" table:formula="of:=LN([.C15])" office:value-type="float" office:value="11.3786705649631" calcext:value-type="float">
            <text:p>11.3786705649631</text:p>
          </table:table-cell>
          <table:table-cell table:style-name="ce5" office:value-type="float" office:value="1078.80621924" calcext:value-type="float">
            <text:p>1078.80621924</text:p>
          </table:table-cell>
          <table:table-cell table:style-name="ce5" office:value-type="float" office:value="8440.10000718" calcext:value-type="float">
            <text:p>8440.10000718</text:p>
          </table:table-cell>
          <table:table-cell table:style-name="ce5" office:value-type="float" office:value="6812.52096173" calcext:value-type="float">
            <text:p>6812.52096173</text:p>
          </table:table-cell>
          <table:table-cell table:style-name="ce5" office:value-type="float" office:value="699.38339731" calcext:value-type="float">
            <text:p>699.38339731</text:p>
          </table:table-cell>
          <table:table-cell table:style-name="ce5" office:value-type="float" office:value="15489.3937195703" calcext:value-type="float">
            <text:p>15489.393719570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0</text:p>
          </table:table-cell>
          <table:table-cell table:style-name="ce4" office:value-type="float" office:value="96793.124" calcext:value-type="float">
            <text:p>96793.124</text:p>
          </table:table-cell>
          <table:table-cell table:style-name="ce4" table:formula="of:=LN([.C16])" office:value-type="float" office:value="11.4803312376838" calcext:value-type="float">
            <text:p>11.4803312376838</text:p>
          </table:table-cell>
          <table:table-cell table:style-name="ce5" office:value-type="float" office:value="1204.69520634" calcext:value-type="float">
            <text:p>1204.69520634</text:p>
          </table:table-cell>
          <table:table-cell table:style-name="ce5" office:value-type="float" office:value="8435.98865266" calcext:value-type="float">
            <text:p>8435.98865266</text:p>
          </table:table-cell>
          <table:table-cell table:style-name="ce5" office:value-type="float" office:value="7582.28218298" calcext:value-type="float">
            <text:p>7582.28218298</text:p>
          </table:table-cell>
          <table:table-cell table:style-name="ce5" office:value-type="float" office:value="1382.10729538" calcext:value-type="float">
            <text:p>1382.10729538</text:p>
          </table:table-cell>
          <table:table-cell table:style-name="ce5" office:value-type="float" office:value="17289.2353335752" calcext:value-type="float">
            <text:p>17289.235333575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0</text:p>
          </table:table-cell>
          <table:table-cell table:style-name="ce4" office:value-type="float" office:value="96794.994" calcext:value-type="float">
            <text:p>96794.994</text:p>
          </table:table-cell>
          <table:table-cell table:style-name="ce4" table:formula="of:=LN([.C17])" office:value-type="float" office:value="11.4803505570514" calcext:value-type="float">
            <text:p>11.4803505570514</text:p>
          </table:table-cell>
          <table:table-cell table:style-name="ce5" office:value-type="float" office:value="1205.09857335" calcext:value-type="float">
            <text:p>1205.09857335</text:p>
          </table:table-cell>
          <table:table-cell table:style-name="ce5" office:value-type="float" office:value="9107.54542675" calcext:value-type="float">
            <text:p>9107.54542675</text:p>
          </table:table-cell>
          <table:table-cell table:style-name="ce5" office:value-type="float" office:value="5422.15711492" calcext:value-type="float">
            <text:p>5422.15711492</text:p>
          </table:table-cell>
          <table:table-cell table:style-name="ce5" office:value-type="float" office:value="1248.67791952" calcext:value-type="float">
            <text:p>1248.67791952</text:p>
          </table:table-cell>
          <table:table-cell table:style-name="ce5" office:value-type="float" office:value="15479.9421780272" calcext:value-type="float">
            <text:p>15479.942178027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0</text:p>
          </table:table-cell>
          <table:table-cell table:style-name="ce4" office:value-type="float" office:value="101056.166" calcext:value-type="float">
            <text:p>101056.166</text:p>
          </table:table-cell>
          <table:table-cell table:style-name="ce4" table:formula="of:=LN([.C18])" office:value-type="float" office:value="11.5234317402675" calcext:value-type="float">
            <text:p>11.5234317402675</text:p>
          </table:table-cell>
          <table:table-cell table:style-name="ce5" office:value-type="float" office:value="1179.81831684" calcext:value-type="float">
            <text:p>1179.81831684</text:p>
          </table:table-cell>
          <table:table-cell table:style-name="ce5" office:value-type="float" office:value="9552.70197346" calcext:value-type="float">
            <text:p>9552.70197346</text:p>
          </table:table-cell>
          <table:table-cell table:style-name="ce5" office:value-type="float" office:value="5984.75618916" calcext:value-type="float">
            <text:p>5984.75618916</text:p>
          </table:table-cell>
          <table:table-cell table:style-name="ce5" office:value-type="float" office:value="1269.48094088" calcext:value-type="float">
            <text:p>1269.48094088</text:p>
          </table:table-cell>
          <table:table-cell table:style-name="ce5" office:value-type="float" office:value="16203.6252007019" calcext:value-type="float">
            <text:p>16203.625200701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1</text:p>
          </table:table-cell>
          <table:table-cell table:style-name="ce4" office:value-type="float" office:value="94793.514" calcext:value-type="float">
            <text:p>94793.514</text:p>
          </table:table-cell>
          <table:table-cell table:style-name="ce4" table:formula="of:=LN([.C19])" office:value-type="float" office:value="11.459456268181" calcext:value-type="float">
            <text:p>11.459456268181</text:p>
          </table:table-cell>
          <table:table-cell table:style-name="ce5" office:value-type="float" office:value="1220.90335466" calcext:value-type="float">
            <text:p>1220.90335466</text:p>
          </table:table-cell>
          <table:table-cell table:style-name="ce5" office:value-type="float" office:value="9670.48369214" calcext:value-type="float">
            <text:p>9670.48369214</text:p>
          </table:table-cell>
          <table:table-cell table:style-name="ce5" office:value-type="float" office:value="8677.10378809" calcext:value-type="float">
            <text:p>8677.10378809</text:p>
          </table:table-cell>
          <table:table-cell table:style-name="ce5" office:value-type="float" office:value="768.81560318" calcext:value-type="float">
            <text:p>768.81560318</text:p>
          </table:table-cell>
          <table:table-cell table:style-name="ce5" office:value-type="float" office:value="18516.9549231391" calcext:value-type="float">
            <text:p>18516.954923139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1</text:p>
          </table:table-cell>
          <table:table-cell table:style-name="ce4" office:value-type="float" office:value="101908.28" calcext:value-type="float">
            <text:p>101908.28</text:p>
          </table:table-cell>
          <table:table-cell table:style-name="ce4" table:formula="of:=LN([.C20])" office:value-type="float" office:value="11.5318284720432" calcext:value-type="float">
            <text:p>11.5318284720432</text:p>
          </table:table-cell>
          <table:table-cell table:style-name="ce5" office:value-type="float" office:value="1226.0004773" calcext:value-type="float">
            <text:p>1226.0004773</text:p>
          </table:table-cell>
          <table:table-cell table:style-name="ce5" office:value-type="float" office:value="10044.83014399" calcext:value-type="float">
            <text:p>10044.83014399</text:p>
          </table:table-cell>
          <table:table-cell table:style-name="ce5" office:value-type="float" office:value="9825.83622589" calcext:value-type="float">
            <text:p>9825.83622589</text:p>
          </table:table-cell>
          <table:table-cell table:style-name="ce5" office:value-type="float" office:value="1599.97075841" calcext:value-type="float">
            <text:p>1599.97075841</text:p>
          </table:table-cell>
          <table:table-cell table:style-name="ce5" office:value-type="float" office:value="20493.1150748926" calcext:value-type="float">
            <text:p>20493.115074892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1</text:p>
          </table:table-cell>
          <table:table-cell table:style-name="ce4" office:value-type="float" office:value="102420.284" calcext:value-type="float">
            <text:p>102420.284</text:p>
          </table:table-cell>
          <table:table-cell table:style-name="ce4" table:formula="of:=LN([.C21])" office:value-type="float" office:value="11.5368400579086" calcext:value-type="float">
            <text:p>11.5368400579086</text:p>
          </table:table-cell>
          <table:table-cell table:style-name="ce5" office:value-type="float" office:value="1075.85112364" calcext:value-type="float">
            <text:p>1075.85112364</text:p>
          </table:table-cell>
          <table:table-cell table:style-name="ce5" office:value-type="float" office:value="10247.08531972" calcext:value-type="float">
            <text:p>10247.08531972</text:p>
          </table:table-cell>
          <table:table-cell table:style-name="ce5" office:value-type="float" office:value="7744.09150668" calcext:value-type="float">
            <text:p>7744.09150668</text:p>
          </table:table-cell>
          <table:table-cell table:style-name="ce5" office:value-type="float" office:value="1219.96017723" calcext:value-type="float">
            <text:p>1219.96017723</text:p>
          </table:table-cell>
          <table:table-cell table:style-name="ce5" office:value-type="float" office:value="17943.9824834759" calcext:value-type="float">
            <text:p>17943.982483475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1</text:p>
          </table:table-cell>
          <table:table-cell table:style-name="ce4" office:value-type="float" office:value="107133.922" calcext:value-type="float">
            <text:p>107133.922</text:p>
          </table:table-cell>
          <table:table-cell table:style-name="ce4" table:formula="of:=LN([.C22])" office:value-type="float" office:value="11.581834938313" calcext:value-type="float">
            <text:p>11.581834938313</text:p>
          </table:table-cell>
          <table:table-cell table:style-name="ce5" office:value-type="float" office:value="1195.52823769" calcext:value-type="float">
            <text:p>1195.52823769</text:p>
          </table:table-cell>
          <table:table-cell table:style-name="ce5" office:value-type="float" office:value="10461.5454173" calcext:value-type="float">
            <text:p>10461.5454173</text:p>
          </table:table-cell>
          <table:table-cell table:style-name="ce5" office:value-type="float" office:value="7380.89941446" calcext:value-type="float">
            <text:p>7380.89941446</text:p>
          </table:table-cell>
          <table:table-cell table:style-name="ce5" office:value-type="float" office:value="1508.81983634" calcext:value-type="float">
            <text:p>1508.81983634</text:p>
          </table:table-cell>
          <table:table-cell table:style-name="ce5" office:value-type="float" office:value="18591.3193405012" calcext:value-type="float">
            <text:p>18591.319340501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2</text:p>
          </table:table-cell>
          <table:table-cell table:style-name="ce4" office:value-type="float" office:value="100586.005" calcext:value-type="float">
            <text:p>100586.005</text:p>
          </table:table-cell>
          <table:table-cell table:style-name="ce4" table:formula="of:=LN([.C23])" office:value-type="float" office:value="11.5187684116622" calcext:value-type="float">
            <text:p>11.5187684116622</text:p>
          </table:table-cell>
          <table:table-cell table:style-name="ce5" office:value-type="float" office:value="1225.50498004" calcext:value-type="float">
            <text:p>1225.50498004</text:p>
          </table:table-cell>
          <table:table-cell table:style-name="ce5" office:value-type="float" office:value="10751.26291441" calcext:value-type="float">
            <text:p>10751.26291441</text:p>
          </table:table-cell>
          <table:table-cell table:style-name="ce5" office:value-type="float" office:value="10307.7051864" calcext:value-type="float">
            <text:p>10307.7051864</text:p>
          </table:table-cell>
          <table:table-cell table:style-name="ce5" office:value-type="float" office:value="1036.71191868" calcext:value-type="float">
            <text:p>1036.71191868</text:p>
          </table:table-cell>
          <table:table-cell table:style-name="ce5" office:value-type="float" office:value="20877.8540913017" calcext:value-type="float">
            <text:p>20877.8540913017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2</text:p>
          </table:table-cell>
          <table:table-cell table:style-name="ce4" office:value-type="float" office:value="107915.018" calcext:value-type="float">
            <text:p>107915.018</text:p>
          </table:table-cell>
          <table:table-cell table:style-name="ce4" table:formula="of:=LN([.C24])" office:value-type="float" office:value="11.589099325991" calcext:value-type="float">
            <text:p>11.589099325991</text:p>
          </table:table-cell>
          <table:table-cell table:style-name="ce5" office:value-type="float" office:value="1161.31532807" calcext:value-type="float">
            <text:p>1161.31532807</text:p>
          </table:table-cell>
          <table:table-cell table:style-name="ce5" office:value-type="float" office:value="10682.19820613" calcext:value-type="float">
            <text:p>10682.19820613</text:p>
          </table:table-cell>
          <table:table-cell table:style-name="ce5" office:value-type="float" office:value="10623.54580358" calcext:value-type="float">
            <text:p>10623.54580358</text:p>
          </table:table-cell>
          <table:table-cell table:style-name="ce5" office:value-type="float" office:value="2043.30611757" calcext:value-type="float">
            <text:p>2043.30611757</text:p>
          </table:table-cell>
          <table:table-cell table:style-name="ce5" office:value-type="float" office:value="22139.136468428" calcext:value-type="float">
            <text:p>22139.136468428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2</text:p>
          </table:table-cell>
          <table:table-cell table:style-name="ce4" office:value-type="float" office:value="109610.687" calcext:value-type="float">
            <text:p>109610.687</text:p>
          </table:table-cell>
          <table:table-cell table:style-name="ce4" table:formula="of:=LN([.C25])" office:value-type="float" office:value="11.6046901578664" calcext:value-type="float">
            <text:p>11.6046901578664</text:p>
          </table:table-cell>
          <table:table-cell table:style-name="ce5" office:value-type="float" office:value="1290.78225151" calcext:value-type="float">
            <text:p>1290.78225151</text:p>
          </table:table-cell>
          <table:table-cell table:style-name="ce5" office:value-type="float" office:value="11256.99034266" calcext:value-type="float">
            <text:p>11256.99034266</text:p>
          </table:table-cell>
          <table:table-cell table:style-name="ce5" office:value-type="float" office:value="7952.80562643" calcext:value-type="float">
            <text:p>7952.80562643</text:p>
          </table:table-cell>
          <table:table-cell table:style-name="ce5" office:value-type="float" office:value="1642.51230528" calcext:value-type="float">
            <text:p>1642.51230528</text:p>
          </table:table-cell>
          <table:table-cell table:style-name="ce5" office:value-type="float" office:value="19947.6505030542" calcext:value-type="float">
            <text:p>19947.650503054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2</text:p>
          </table:table-cell>
          <table:table-cell table:style-name="ce4" office:value-type="float" office:value="113087.29" calcext:value-type="float">
            <text:p>113087.29</text:p>
          </table:table-cell>
          <table:table-cell table:style-name="ce4" table:formula="of:=LN([.C26])" office:value-type="float" office:value="11.6359152773631" calcext:value-type="float">
            <text:p>11.6359152773631</text:p>
          </table:table-cell>
          <table:table-cell table:style-name="ce5" office:value-type="float" office:value="1240.15415558" calcext:value-type="float">
            <text:p>1240.15415558</text:p>
          </table:table-cell>
          <table:table-cell table:style-name="ce5" office:value-type="float" office:value="11351.6736001" calcext:value-type="float">
            <text:p>11351.6736001</text:p>
          </table:table-cell>
          <table:table-cell table:style-name="ce5" office:value-type="float" office:value="8393.97878355" calcext:value-type="float">
            <text:p>8393.97878355</text:p>
          </table:table-cell>
          <table:table-cell table:style-name="ce5" office:value-type="float" office:value="2179.32862109" calcext:value-type="float">
            <text:p>2179.32862109</text:p>
          </table:table-cell>
          <table:table-cell table:style-name="ce5" office:value-type="float" office:value="21114.7209547405" calcext:value-type="float">
            <text:p>21114.7209547405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3</text:p>
          </table:table-cell>
          <table:table-cell table:style-name="ce4" office:value-type="float" office:value="105593.296" calcext:value-type="float">
            <text:p>105593.296</text:p>
          </table:table-cell>
          <table:table-cell table:style-name="ce4" table:formula="of:=LN([.C27])" office:value-type="float" office:value="11.5673501633906" calcext:value-type="float">
            <text:p>11.5673501633906</text:p>
          </table:table-cell>
          <table:table-cell table:style-name="ce5" office:value-type="float" office:value="1461.80325408" calcext:value-type="float">
            <text:p>1461.80325408</text:p>
          </table:table-cell>
          <table:table-cell table:style-name="ce5" office:value-type="float" office:value="11423.0745467" calcext:value-type="float">
            <text:p>11423.0745467</text:p>
          </table:table-cell>
          <table:table-cell table:style-name="ce5" office:value-type="float" office:value="10110.72685634" calcext:value-type="float">
            <text:p>10110.72685634</text:p>
          </table:table-cell>
          <table:table-cell table:style-name="ce5" office:value-type="float" office:value="1251.75506568" calcext:value-type="float">
            <text:p>1251.75506568</text:p>
          </table:table-cell>
          <table:table-cell table:style-name="ce5" office:value-type="float" office:value="21712.401546186" calcext:value-type="float">
            <text:p>21712.40154618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3</text:p>
          </table:table-cell>
          <table:table-cell table:style-name="ce4" office:value-type="float" office:value="114674.724" calcext:value-type="float">
            <text:p>114674.724</text:p>
          </table:table-cell>
          <table:table-cell table:style-name="ce4" table:formula="of:=LN([.C28])" office:value-type="float" office:value="11.6498549126606" calcext:value-type="float">
            <text:p>11.6498549126606</text:p>
          </table:table-cell>
          <table:table-cell table:style-name="ce5" office:value-type="float" office:value="1265.22364583" calcext:value-type="float">
            <text:p>1265.22364583</text:p>
          </table:table-cell>
          <table:table-cell table:style-name="ce5" office:value-type="float" office:value="11595.51855695" calcext:value-type="float">
            <text:p>11595.51855695</text:p>
          </table:table-cell>
          <table:table-cell table:style-name="ce5" office:value-type="float" office:value="9728.52240195" calcext:value-type="float">
            <text:p>9728.52240195</text:p>
          </table:table-cell>
          <table:table-cell table:style-name="ce5" office:value-type="float" office:value="2387.73201103" calcext:value-type="float">
            <text:p>2387.73201103</text:p>
          </table:table-cell>
          <table:table-cell table:style-name="ce5" office:value-type="float" office:value="22526.137143156" calcext:value-type="float">
            <text:p>22526.13714315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3</text:p>
          </table:table-cell>
          <table:table-cell table:style-name="ce4" office:value-type="float" office:value="115339.649" calcext:value-type="float">
            <text:p>115339.649</text:p>
          </table:table-cell>
          <table:table-cell table:style-name="ce4" table:formula="of:=LN([.C29])" office:value-type="float" office:value="11.6556365239881" calcext:value-type="float">
            <text:p>11.6556365239881</text:p>
          </table:table-cell>
          <table:table-cell table:style-name="ce5" office:value-type="float" office:value="1449.67844274" calcext:value-type="float">
            <text:p>1449.67844274</text:p>
          </table:table-cell>
          <table:table-cell table:style-name="ce5" office:value-type="float" office:value="12356.2740246" calcext:value-type="float">
            <text:p>12356.2740246</text:p>
          </table:table-cell>
          <table:table-cell table:style-name="ce5" office:value-type="float" office:value="8103.28410323" calcext:value-type="float">
            <text:p>8103.28410323</text:p>
          </table:table-cell>
          <table:table-cell table:style-name="ce5" office:value-type="float" office:value="2310.40848036" calcext:value-type="float">
            <text:p>2310.40848036</text:p>
          </table:table-cell>
          <table:table-cell table:style-name="ce5" office:value-type="float" office:value="21670.9901138366" calcext:value-type="float">
            <text:p>21670.990113836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3</text:p>
          </table:table-cell>
          <table:table-cell table:style-name="ce4" office:value-type="float" office:value="120827.331" calcext:value-type="float">
            <text:p>120827.331</text:p>
          </table:table-cell>
          <table:table-cell table:style-name="ce4" table:formula="of:=LN([.C30])" office:value-type="float" office:value="11.7021177888922" calcext:value-type="float">
            <text:p>11.7021177888922</text:p>
          </table:table-cell>
          <table:table-cell table:style-name="ce5" office:value-type="float" office:value="1300.92619308" calcext:value-type="float">
            <text:p>1300.92619308</text:p>
          </table:table-cell>
          <table:table-cell table:style-name="ce5" office:value-type="float" office:value="12444.54905632" calcext:value-type="float">
            <text:p>12444.54905632</text:p>
          </table:table-cell>
          <table:table-cell table:style-name="ce5" office:value-type="float" office:value="8569.87388159" calcext:value-type="float">
            <text:p>8569.87388159</text:p>
          </table:table-cell>
          <table:table-cell table:style-name="ce5" office:value-type="float" office:value="3119.08275299" calcext:value-type="float">
            <text:p>3119.08275299</text:p>
          </table:table-cell>
          <table:table-cell table:style-name="ce5" office:value-type="float" office:value="23416.5259810272" calcext:value-type="float">
            <text:p>23416.525981027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4</text:p>
          </table:table-cell>
          <table:table-cell table:style-name="ce4" office:value-type="float" office:value="110826.265" calcext:value-type="float">
            <text:p>110826.265</text:p>
          </table:table-cell>
          <table:table-cell table:style-name="ce4" table:formula="of:=LN([.C31])" office:value-type="float" office:value="11.6157190739402" calcext:value-type="float">
            <text:p>11.6157190739402</text:p>
          </table:table-cell>
          <table:table-cell table:style-name="ce5" office:value-type="float" office:value="1327.94915552" calcext:value-type="float">
            <text:p>1327.94915552</text:p>
          </table:table-cell>
          <table:table-cell table:style-name="ce5" office:value-type="float" office:value="12816.86623485" calcext:value-type="float">
            <text:p>12816.86623485</text:p>
          </table:table-cell>
          <table:table-cell table:style-name="ce5" office:value-type="float" office:value="11374.80776961" calcext:value-type="float">
            <text:p>11374.80776961</text:p>
          </table:table-cell>
          <table:table-cell table:style-name="ce5" office:value-type="float" office:value="1219.21611581" calcext:value-type="float">
            <text:p>1219.21611581</text:p>
          </table:table-cell>
          <table:table-cell table:style-name="ce5" office:value-type="float" office:value="24242.4731989009" calcext:value-type="float">
            <text:p>24242.473198900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4</text:p>
          </table:table-cell>
          <table:table-cell table:style-name="ce4" office:value-type="float" office:value="116921.597" calcext:value-type="float">
            <text:p>116921.597</text:p>
          </table:table-cell>
          <table:table-cell table:style-name="ce4" table:formula="of:=LN([.C32])" office:value-type="float" office:value="11.669258878044" calcext:value-type="float">
            <text:p>11.669258878044</text:p>
          </table:table-cell>
          <table:table-cell table:style-name="ce5" office:value-type="float" office:value="1273.67929335" calcext:value-type="float">
            <text:p>1273.67929335</text:p>
          </table:table-cell>
          <table:table-cell table:style-name="ce5" office:value-type="float" office:value="12237.8235714" calcext:value-type="float">
            <text:p>12237.8235714</text:p>
          </table:table-cell>
          <table:table-cell table:style-name="ce5" office:value-type="float" office:value="9804.0200076" calcext:value-type="float">
            <text:p>9804.0200076</text:p>
          </table:table-cell>
          <table:table-cell table:style-name="ce5" office:value-type="float" office:value="2589.46965423" calcext:value-type="float">
            <text:p>2589.46965423</text:p>
          </table:table-cell>
          <table:table-cell table:style-name="ce5" office:value-type="float" office:value="24086.1223363955" calcext:value-type="float">
            <text:p>24086.1223363955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4</text:p>
          </table:table-cell>
          <table:table-cell table:style-name="ce4" office:value-type="float" office:value="117442.529" calcext:value-type="float">
            <text:p>117442.529</text:p>
          </table:table-cell>
          <table:table-cell table:style-name="ce4" table:formula="of:=LN([.C33])" office:value-type="float" office:value="11.673704378017" calcext:value-type="float">
            <text:p>11.673704378017</text:p>
          </table:table-cell>
          <table:table-cell table:style-name="ce5" office:value-type="float" office:value="1249.91858387" calcext:value-type="float">
            <text:p>1249.91858387</text:p>
          </table:table-cell>
          <table:table-cell table:style-name="ce5" office:value-type="float" office:value="12535.00696233" calcext:value-type="float">
            <text:p>12535.00696233</text:p>
          </table:table-cell>
          <table:table-cell table:style-name="ce5" office:value-type="float" office:value="9273.80179955" calcext:value-type="float">
            <text:p>9273.80179955</text:p>
          </table:table-cell>
          <table:table-cell table:style-name="ce5" office:value-type="float" office:value="2200.82109844" calcext:value-type="float">
            <text:p>2200.82109844</text:p>
          </table:table-cell>
          <table:table-cell table:style-name="ce5" office:value-type="float" office:value="22488.8292664782" calcext:value-type="float">
            <text:p>22488.8292664782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4</text:p>
          </table:table-cell>
          <table:table-cell table:style-name="ce4" office:value-type="float" office:value="122117.609" calcext:value-type="float">
            <text:p>122117.609</text:p>
          </table:table-cell>
          <table:table-cell table:style-name="ce4" table:formula="of:=LN([.C34])" office:value-type="float" office:value="11.7127398675546" calcext:value-type="float">
            <text:p>11.7127398675546</text:p>
          </table:table-cell>
          <table:table-cell table:style-name="ce5" office:value-type="float" office:value="1283.19531884" calcext:value-type="float">
            <text:p>1283.19531884</text:p>
          </table:table-cell>
          <table:table-cell table:style-name="ce5" office:value-type="float" office:value="12761.97208317" calcext:value-type="float">
            <text:p>12761.97208317</text:p>
          </table:table-cell>
          <table:table-cell table:style-name="ce5" office:value-type="float" office:value="9704.4299674" calcext:value-type="float">
            <text:p>9704.4299674</text:p>
          </table:table-cell>
          <table:table-cell table:style-name="ce5" office:value-type="float" office:value="2575.74286252" calcext:value-type="float">
            <text:p>2575.74286252</text:p>
          </table:table-cell>
          <table:table-cell table:style-name="ce5" office:value-type="float" office:value="24498.7128457951" calcext:value-type="float">
            <text:p>24498.712845795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5</text:p>
          </table:table-cell>
          <table:table-cell table:style-name="ce4" office:value-type="float" office:value="112964.263" calcext:value-type="float">
            <text:p>112964.263</text:p>
          </table:table-cell>
          <table:table-cell table:style-name="ce4" table:formula="of:=LN([.C35])" office:value-type="float" office:value="11.6348267910376" calcext:value-type="float">
            <text:p>11.6348267910376</text:p>
          </table:table-cell>
          <table:table-cell table:style-name="ce5" office:value-type="float" office:value="1371.40517003" calcext:value-type="float">
            <text:p>1371.40517003</text:p>
          </table:table-cell>
          <table:table-cell table:style-name="ce5" office:value-type="float" office:value="12974.4012437" calcext:value-type="float">
            <text:p>12974.4012437</text:p>
          </table:table-cell>
          <table:table-cell table:style-name="ce5" office:value-type="float" office:value="10678.65875208" calcext:value-type="float">
            <text:p>10678.65875208</text:p>
          </table:table-cell>
          <table:table-cell table:style-name="ce5" office:value-type="float" office:value="943.0701246" calcext:value-type="float">
            <text:p>943.0701246</text:p>
          </table:table-cell>
          <table:table-cell table:style-name="ce5" office:value-type="float" office:value="23300.861835896" calcext:value-type="float">
            <text:p>23300.861835896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5</text:p>
          </table:table-cell>
          <table:table-cell table:style-name="ce4" office:value-type="float" office:value="120633.049" calcext:value-type="float">
            <text:p>120633.049</text:p>
          </table:table-cell>
          <table:table-cell table:style-name="ce4" table:formula="of:=LN([.C36])" office:value-type="float" office:value="11.7005085638762" calcext:value-type="float">
            <text:p>11.7005085638762</text:p>
          </table:table-cell>
          <table:table-cell table:style-name="ce5" office:value-type="float" office:value="1327.17311469386" calcext:value-type="float">
            <text:p>1327.17311469386</text:p>
          </table:table-cell>
          <table:table-cell table:style-name="ce5" office:value-type="float" office:value="12326.1926081996" calcext:value-type="float">
            <text:p>12326.1926081996</text:p>
          </table:table-cell>
          <table:table-cell table:style-name="ce5" office:value-type="float" office:value="8794.98179667" calcext:value-type="float">
            <text:p>8794.98179667</text:p>
          </table:table-cell>
          <table:table-cell table:style-name="ce5" office:value-type="float" office:value="2438.57084093172" calcext:value-type="float">
            <text:p>2438.57084093172</text:p>
          </table:table-cell>
          <table:table-cell table:style-name="ce5" office:value-type="float" office:value="22442.20113331" calcext:value-type="float">
            <text:p>22442.2011333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5</text:p>
          </table:table-cell>
          <table:table-cell table:style-name="ce4" office:value-type="float" office:value="121148.645" calcext:value-type="float">
            <text:p>121148.645</text:p>
          </table:table-cell>
          <table:table-cell table:style-name="ce4" table:formula="of:=LN([.C37])" office:value-type="float" office:value="11.7047735417001" calcext:value-type="float">
            <text:p>11.7047735417001</text:p>
          </table:table-cell>
          <table:table-cell table:style-name="ce5" office:value-type="float" office:value="1359.45560097648" calcext:value-type="float">
            <text:p>1359.45560097648</text:p>
          </table:table-cell>
          <table:table-cell table:style-name="ce5" office:value-type="float" office:value="13055.6202647212" calcext:value-type="float">
            <text:p>13055.6202647212</text:p>
          </table:table-cell>
          <table:table-cell table:style-name="ce5" office:value-type="float" office:value="7555.58778864" calcext:value-type="float">
            <text:p>7555.58778864</text:p>
          </table:table-cell>
          <table:table-cell table:style-name="ce5" office:value-type="float" office:value="2150.81188429956" calcext:value-type="float">
            <text:p>2150.81188429956</text:p>
          </table:table-cell>
          <table:table-cell table:style-name="ce5" office:value-type="float" office:value="20920.922980661" calcext:value-type="float">
            <text:p>20920.92298066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5</text:p>
          </table:table-cell>
          <table:table-cell table:style-name="ce4" office:value-type="float" office:value="127760.043" calcext:value-type="float">
            <text:p>127760.043</text:p>
          </table:table-cell>
          <table:table-cell table:style-name="ce4" table:formula="of:=LN([.C38])" office:value-type="float" office:value="11.7579091194574" calcext:value-type="float">
            <text:p>11.7579091194574</text:p>
          </table:table-cell>
          <table:table-cell table:style-name="ce5" office:value-type="float" office:value="1436.65911866991" calcext:value-type="float">
            <text:p>1436.65911866991</text:p>
          </table:table-cell>
          <table:table-cell table:style-name="ce5" office:value-type="float" office:value="13311.7675232598" calcext:value-type="float">
            <text:p>13311.7675232598</text:p>
          </table:table-cell>
          <table:table-cell table:style-name="ce5" office:value-type="float" office:value="7716.20761507" calcext:value-type="float">
            <text:p>7716.20761507</text:p>
          </table:table-cell>
          <table:table-cell table:style-name="ce5" office:value-type="float" office:value="2638.2917182543" calcext:value-type="float">
            <text:p>2638.2917182543</text:p>
          </table:table-cell>
          <table:table-cell table:style-name="ce5" office:value-type="float" office:value="23512.7737598014" calcext:value-type="float">
            <text:p>23512.7737598014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6</text:p>
          </table:table-cell>
          <table:table-cell table:style-name="ce4" office:value-type="float" office:value="118024.125" calcext:value-type="float">
            <text:p>118024.125</text:p>
          </table:table-cell>
          <table:table-cell table:style-name="ce4" table:formula="of:=LN([.C39])" office:value-type="float" office:value="11.6786443317035" calcext:value-type="float">
            <text:p>11.6786443317035</text:p>
          </table:table-cell>
          <table:table-cell table:style-name="ce5" office:value-type="float" office:value="1493.10125160321" calcext:value-type="float">
            <text:p>1493.10125160321</text:p>
          </table:table-cell>
          <table:table-cell table:style-name="ce5" office:value-type="float" office:value="13257.9832535232" calcext:value-type="float">
            <text:p>13257.9832535232</text:p>
          </table:table-cell>
          <table:table-cell table:style-name="ce5" office:value-type="float" office:value="11260.53583645" calcext:value-type="float">
            <text:p>11260.53583645</text:p>
          </table:table-cell>
          <table:table-cell table:style-name="ce5" office:value-type="float" office:value="1012.18745480423" calcext:value-type="float">
            <text:p>1012.18745480423</text:p>
          </table:table-cell>
          <table:table-cell table:style-name="ce5" office:value-type="float" office:value="23283.267236564" calcext:value-type="float">
            <text:p>23283.267236564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6</text:p>
          </table:table-cell>
          <table:table-cell table:style-name="ce4" office:value-type="float" office:value="125149.384" calcext:value-type="float">
            <text:p>125149.384</text:p>
          </table:table-cell>
          <table:table-cell table:style-name="ce4" table:formula="of:=LN([.C40])" office:value-type="float" office:value="11.7372633747543" calcext:value-type="float">
            <text:p>11.7372633747543</text:p>
          </table:table-cell>
          <table:table-cell table:style-name="ce5" office:value-type="float" office:value="1431.69852795366" calcext:value-type="float">
            <text:p>1431.69852795366</text:p>
          </table:table-cell>
          <table:table-cell table:style-name="ce5" office:value-type="float" office:value="12453.0468928217" calcext:value-type="float">
            <text:p>12453.0468928217</text:p>
          </table:table-cell>
          <table:table-cell table:style-name="ce5" office:value-type="float" office:value="10108.99884106" calcext:value-type="float">
            <text:p>10108.99884106</text:p>
          </table:table-cell>
          <table:table-cell table:style-name="ce5" office:value-type="float" office:value="2668.44849340546" calcext:value-type="float">
            <text:p>2668.44849340546</text:p>
          </table:table-cell>
          <table:table-cell table:style-name="ce5" office:value-type="float" office:value="22677.3528779459" calcext:value-type="float">
            <text:p>22677.352877945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6</text:p>
          </table:table-cell>
          <table:table-cell table:style-name="ce4" office:value-type="float" office:value="126738.075" calcext:value-type="float">
            <text:p>126738.075</text:p>
          </table:table-cell>
          <table:table-cell table:style-name="ce4" table:formula="of:=LN([.C41])" office:value-type="float" office:value="11.7498778341871" calcext:value-type="float">
            <text:p>11.7498778341871</text:p>
          </table:table-cell>
          <table:table-cell table:style-name="ce5" office:value-type="float" office:value="1429.76048818638" calcext:value-type="float">
            <text:p>1429.76048818638</text:p>
          </table:table-cell>
          <table:table-cell table:style-name="ce5" office:value-type="float" office:value="13315.45509006" calcext:value-type="float">
            <text:p>13315.45509006</text:p>
          </table:table-cell>
          <table:table-cell table:style-name="ce5" office:value-type="float" office:value="7288.15154963" calcext:value-type="float">
            <text:p>7288.15154963</text:p>
          </table:table-cell>
          <table:table-cell table:style-name="ce5" office:value-type="float" office:value="2294.07205248817" calcext:value-type="float">
            <text:p>2294.07205248817</text:p>
          </table:table-cell>
          <table:table-cell table:style-name="ce5" office:value-type="float" office:value="20707.3520568863" calcext:value-type="float">
            <text:p>20707.352056886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6</text:p>
          </table:table-cell>
          <table:table-cell table:style-name="ce4" office:value-type="float" office:value="131669.416" calcext:value-type="float">
            <text:p>131669.416</text:p>
          </table:table-cell>
          <table:table-cell table:style-name="ce4" table:formula="of:=LN([.C42])" office:value-type="float" office:value="11.7880496360098" calcext:value-type="float">
            <text:p>11.7880496360098</text:p>
          </table:table-cell>
          <table:table-cell table:style-name="ce5" office:value-type="float" office:value="1547.03504738938" calcext:value-type="float">
            <text:p>1547.03504738938</text:p>
          </table:table-cell>
          <table:table-cell table:style-name="ce5" office:value-type="float" office:value="13666.0053045976" calcext:value-type="float">
            <text:p>13666.0053045976</text:p>
          </table:table-cell>
          <table:table-cell table:style-name="ce5" office:value-type="float" office:value="8556.07752581" calcext:value-type="float">
            <text:p>8556.07752581</text:p>
          </table:table-cell>
          <table:table-cell table:style-name="ce5" office:value-type="float" office:value="2265.58470172087" calcext:value-type="float">
            <text:p>2265.58470172087</text:p>
          </table:table-cell>
          <table:table-cell table:style-name="ce5" office:value-type="float" office:value="22629.56189657" calcext:value-type="float">
            <text:p>22629.56189657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7</text:p>
          </table:table-cell>
          <table:table-cell table:style-name="ce4" office:value-type="float" office:value="120743.219" calcext:value-type="float">
            <text:p>120743.219</text:p>
          </table:table-cell>
          <table:table-cell table:style-name="ce4" table:formula="of:=LN([.C43])" office:value-type="float" office:value="11.701421412588" calcext:value-type="float">
            <text:p>11.701421412588</text:p>
          </table:table-cell>
          <table:table-cell table:style-name="ce5" office:value-type="float" office:value="1593.49443661494" calcext:value-type="float">
            <text:p>1593.49443661494</text:p>
          </table:table-cell>
          <table:table-cell table:style-name="ce5" office:value-type="float" office:value="13556.2363597869" calcext:value-type="float">
            <text:p>13556.2363597869</text:p>
          </table:table-cell>
          <table:table-cell table:style-name="ce5" office:value-type="float" office:value="10708.74553811" calcext:value-type="float">
            <text:p>10708.74553811</text:p>
          </table:table-cell>
          <table:table-cell table:style-name="ce5" office:value-type="float" office:value="934.714592534185" calcext:value-type="float">
            <text:p>934.714592534185</text:p>
          </table:table-cell>
          <table:table-cell table:style-name="ce5" office:value-type="float" office:value="22158.48982845" calcext:value-type="float">
            <text:p>22158.48982845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7</text:p>
          </table:table-cell>
          <table:table-cell table:style-name="ce4" office:value-type="float" office:value="128454.738" calcext:value-type="float">
            <text:p>128454.738</text:p>
          </table:table-cell>
          <table:table-cell table:style-name="ce4" table:formula="of:=LN([.C44])" office:value-type="float" office:value="11.7633318878056" calcext:value-type="float">
            <text:p>11.7633318878056</text:p>
          </table:table-cell>
          <table:table-cell table:style-name="ce5" office:value-type="float" office:value="1426.99139612177" calcext:value-type="float">
            <text:p>1426.99139612177</text:p>
          </table:table-cell>
          <table:table-cell table:style-name="ce5" office:value-type="float" office:value="12763.7267265891" calcext:value-type="float">
            <text:p>12763.7267265891</text:p>
          </table:table-cell>
          <table:table-cell table:style-name="ce5" office:value-type="float" office:value="9126.82571967" calcext:value-type="float">
            <text:p>9126.82571967</text:p>
          </table:table-cell>
          <table:table-cell table:style-name="ce5" office:value-type="float" office:value="2717.11341092636" calcext:value-type="float">
            <text:p>2717.11341092636</text:p>
          </table:table-cell>
          <table:table-cell table:style-name="ce5" office:value-type="float" office:value="21834.6765617158" calcext:value-type="float">
            <text:p>21834.6765617158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7</text:p>
          </table:table-cell>
          <table:table-cell table:style-name="ce4" office:value-type="float" office:value="130299.875" calcext:value-type="float">
            <text:p>130299.875</text:p>
          </table:table-cell>
          <table:table-cell table:style-name="ce4" table:formula="of:=LN([.C45])" office:value-type="float" office:value="11.7775938037878" calcext:value-type="float">
            <text:p>11.7775938037878</text:p>
          </table:table-cell>
          <table:table-cell table:style-name="ce5" office:value-type="float" office:value="1637.39830610022" calcext:value-type="float">
            <text:p>1637.39830610022</text:p>
          </table:table-cell>
          <table:table-cell table:style-name="ce5" office:value-type="float" office:value="13825.4119876192" calcext:value-type="float">
            <text:p>13825.4119876192</text:p>
          </table:table-cell>
          <table:table-cell table:style-name="ce5" office:value-type="float" office:value="7384.966287" calcext:value-type="float">
            <text:p>7384.966287</text:p>
          </table:table-cell>
          <table:table-cell table:style-name="ce5" office:value-type="float" office:value="2360.39449507779" calcext:value-type="float">
            <text:p>2360.39449507779</text:p>
          </table:table-cell>
          <table:table-cell table:style-name="ce5" office:value-type="float" office:value="21275.18025533" calcext:value-type="float">
            <text:p>21275.1802553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7</text:p>
          </table:table-cell>
          <table:table-cell table:style-name="ce4" office:value-type="float" office:value="134717.168" calcext:value-type="float">
            <text:p>134717.168</text:p>
          </table:table-cell>
          <table:table-cell table:style-name="ce4" table:formula="of:=LN([.C46])" office:value-type="float" office:value="11.8109328078775" calcext:value-type="float">
            <text:p>11.8109328078775</text:p>
          </table:table-cell>
          <table:table-cell table:style-name="ce5" office:value-type="float" office:value="1657.26717127482" calcext:value-type="float">
            <text:p>1657.26717127482</text:p>
          </table:table-cell>
          <table:table-cell table:style-name="ce5" office:value-type="float" office:value="14497.4618875856" calcext:value-type="float">
            <text:p>14497.4618875856</text:p>
          </table:table-cell>
          <table:table-cell table:style-name="ce5" office:value-type="float" office:value="9534.87529074" calcext:value-type="float">
            <text:p>9534.87529074</text:p>
          </table:table-cell>
          <table:table-cell table:style-name="ce5" office:value-type="float" office:value="2673.66927114891" calcext:value-type="float">
            <text:p>2673.66927114891</text:p>
          </table:table-cell>
          <table:table-cell table:style-name="ce5" office:value-type="float" office:value="25369.67473644" calcext:value-type="float">
            <text:p>25369.67473644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8</text:p>
          </table:table-cell>
          <table:table-cell table:style-name="ce4" office:value-type="float" office:value="124518.96" calcext:value-type="float">
            <text:p>124518.96</text:p>
          </table:table-cell>
          <table:table-cell table:style-name="ce4" table:formula="of:=LN([.C47])" office:value-type="float" office:value="11.7322132724487" calcext:value-type="float">
            <text:p>11.7322132724487</text:p>
          </table:table-cell>
          <table:table-cell table:style-name="ce5" office:value-type="float" office:value="1472.10079379463" calcext:value-type="float">
            <text:p>1472.10079379463</text:p>
          </table:table-cell>
          <table:table-cell table:style-name="ce5" office:value-type="float" office:value="14702.1237928927" calcext:value-type="float">
            <text:p>14702.1237928927</text:p>
          </table:table-cell>
          <table:table-cell table:style-name="ce5" office:value-type="float" office:value="11812.03186521" calcext:value-type="float">
            <text:p>11812.03186521</text:p>
          </table:table-cell>
          <table:table-cell table:style-name="ce5" office:value-type="float" office:value="1321.78258012228" calcext:value-type="float">
            <text:p>1321.78258012228</text:p>
          </table:table-cell>
          <table:table-cell table:style-name="ce5" office:value-type="float" office:value="25447.68665873" calcext:value-type="float">
            <text:p>25447.68665873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8</text:p>
          </table:table-cell>
          <table:table-cell table:style-name="ce4" office:value-type="float" office:value="135636.23" calcext:value-type="float">
            <text:p>135636.23</text:p>
          </table:table-cell>
          <table:table-cell table:style-name="ce4" table:formula="of:=LN([.C48])" office:value-type="float" office:value="11.8177318016923" calcext:value-type="float">
            <text:p>11.8177318016923</text:p>
          </table:table-cell>
          <table:table-cell table:style-name="ce5" office:value-type="float" office:value="1806.97486535599" calcext:value-type="float">
            <text:p>1806.97486535599</text:p>
          </table:table-cell>
          <table:table-cell table:style-name="ce5" office:value-type="float" office:value="15000.7433307542" calcext:value-type="float">
            <text:p>15000.7433307542</text:p>
          </table:table-cell>
          <table:table-cell table:style-name="ce5" office:value-type="float" office:value="12355.41925412" calcext:value-type="float">
            <text:p>12355.41925412</text:p>
          </table:table-cell>
          <table:table-cell table:style-name="ce5" office:value-type="float" office:value="3225.82830706853" calcext:value-type="float">
            <text:p>3225.82830706853</text:p>
          </table:table-cell>
          <table:table-cell table:style-name="ce5" office:value-type="float" office:value="28785.7115149419" calcext:value-type="float">
            <text:p>28785.711514941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8</text:p>
          </table:table-cell>
          <table:table-cell table:style-name="ce4" office:value-type="float" office:value="133522.018" calcext:value-type="float">
            <text:p>133522.018</text:p>
          </table:table-cell>
          <table:table-cell table:style-name="ce4" table:formula="of:=LN([.C49])" office:value-type="float" office:value="11.8020216720621" calcext:value-type="float">
            <text:p>11.8020216720621</text:p>
          </table:table-cell>
          <table:table-cell table:style-name="ce5" office:value-type="float" office:value="1798.05571935841" calcext:value-type="float">
            <text:p>1798.05571935841</text:p>
          </table:table-cell>
          <table:table-cell table:style-name="ce5" office:value-type="float" office:value="15184.4919787337" calcext:value-type="float">
            <text:p>15184.4919787337</text:p>
          </table:table-cell>
          <table:table-cell table:style-name="ce5" office:value-type="float" office:value="8371.26805831" calcext:value-type="float">
            <text:p>8371.26805831</text:p>
          </table:table-cell>
          <table:table-cell table:style-name="ce5" office:value-type="float" office:value="2923.4928791508" calcext:value-type="float">
            <text:p>2923.4928791508</text:p>
          </table:table-cell>
          <table:table-cell table:style-name="ce5" office:value-type="float" office:value="24357.4402718749" calcext:value-type="float">
            <text:p>24357.440271874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8</text:p>
          </table:table-cell>
          <table:table-cell table:style-name="ce4" office:value-type="float" office:value="140987.792" calcext:value-type="float">
            <text:p>140987.792</text:p>
          </table:table-cell>
          <table:table-cell table:style-name="ce4" table:formula="of:=LN([.C50])" office:value-type="float" office:value="11.8564285840516" calcext:value-type="float">
            <text:p>11.8564285840516</text:p>
          </table:table-cell>
          <table:table-cell table:style-name="ce5" office:value-type="float" office:value="1782.63354641327" calcext:value-type="float">
            <text:p>1782.63354641327</text:p>
          </table:table-cell>
          <table:table-cell table:style-name="ce5" office:value-type="float" office:value="15778.7301024304" calcext:value-type="float">
            <text:p>15778.7301024304</text:p>
          </table:table-cell>
          <table:table-cell table:style-name="ce5" office:value-type="float" office:value="9059.43379866" calcext:value-type="float">
            <text:p>9059.43379866</text:p>
          </table:table-cell>
          <table:table-cell table:style-name="ce5" office:value-type="float" office:value="3050.92083817349" calcext:value-type="float">
            <text:p>3050.92083817349</text:p>
          </table:table-cell>
          <table:table-cell table:style-name="ce5" office:value-type="float" office:value="25926.5303694" calcext:value-type="float">
            <text:p>25926.5303694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119</text:p>
          </table:table-cell>
          <table:table-cell table:style-name="ce4" office:value-type="float" office:value="127567.932" calcext:value-type="float">
            <text:p>127567.932</text:p>
          </table:table-cell>
          <table:table-cell table:style-name="ce4" table:formula="of:=LN([.C51])" office:value-type="float" office:value="11.7564043016931" calcext:value-type="float">
            <text:p>11.7564043016931</text:p>
          </table:table-cell>
          <table:table-cell table:style-name="ce5" office:value-type="float" office:value="2027.59266000231" calcext:value-type="float">
            <text:p>2027.59266000231</text:p>
          </table:table-cell>
          <table:table-cell table:style-name="ce5" office:value-type="float" office:value="15817.5980137733" calcext:value-type="float">
            <text:p>15817.5980137733</text:p>
          </table:table-cell>
          <table:table-cell table:style-name="ce5" office:value-type="float" office:value="12266.36979355" calcext:value-type="float">
            <text:p>12266.36979355</text:p>
          </table:table-cell>
          <table:table-cell table:style-name="ce5" office:value-type="float" office:value="1429.12667071057" calcext:value-type="float">
            <text:p>1429.12667071057</text:p>
          </table:table-cell>
          <table:table-cell table:style-name="ce5" office:value-type="float" office:value="27634.56162059" calcext:value-type="float">
            <text:p>27634.56162059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219</text:p>
          </table:table-cell>
          <table:table-cell table:style-name="ce4" office:value-type="float" office:value="137181.904" calcext:value-type="float">
            <text:p>137181.904</text:p>
          </table:table-cell>
          <table:table-cell table:style-name="ce4" table:formula="of:=LN([.C52])" office:value-type="float" office:value="11.8290630905313" calcext:value-type="float">
            <text:p>11.8290630905313</text:p>
          </table:table-cell>
          <table:table-cell table:style-name="ce5" office:value-type="float" office:value="2044.49581804992" calcext:value-type="float">
            <text:p>2044.49581804992</text:p>
          </table:table-cell>
          <table:table-cell table:style-name="ce5" office:value-type="float" office:value="15476.6415874997" calcext:value-type="float">
            <text:p>15476.6415874997</text:p>
          </table:table-cell>
          <table:table-cell table:style-name="ce5" office:value-type="float" office:value="13119.30218607" calcext:value-type="float">
            <text:p>13119.30218607</text:p>
          </table:table-cell>
          <table:table-cell table:style-name="ce5" office:value-type="float" office:value="3791.42137043998" calcext:value-type="float">
            <text:p>3791.42137043998</text:p>
          </table:table-cell>
          <table:table-cell table:style-name="ce5" office:value-type="float" office:value="30305.34738311" calcext:value-type="float">
            <text:p>30305.34738311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319</text:p>
          </table:table-cell>
          <table:table-cell table:style-name="ce4" office:value-type="float" office:value="137879.03" calcext:value-type="float">
            <text:p>137879.03</text:p>
          </table:table-cell>
          <table:table-cell table:style-name="ce4" table:formula="of:=LN([.C53])" office:value-type="float" office:value="11.8341319855031" calcext:value-type="float">
            <text:p>11.8341319855031</text:p>
          </table:table-cell>
          <table:table-cell table:style-name="ce5" office:value-type="float" office:value="2001.28129861597" calcext:value-type="float">
            <text:p>2001.28129861597</text:p>
          </table:table-cell>
          <table:table-cell table:style-name="ce5" office:value-type="float" office:value="15837.0794884944" calcext:value-type="float">
            <text:p>15837.0794884944</text:p>
          </table:table-cell>
          <table:table-cell table:style-name="ce5" office:value-type="float" office:value="8712.95772507" calcext:value-type="float">
            <text:p>8712.95772507</text:p>
          </table:table-cell>
          <table:table-cell table:style-name="ce5" office:value-type="float" office:value="2940.04275400719" calcext:value-type="float">
            <text:p>2940.04275400719</text:p>
          </table:table-cell>
          <table:table-cell table:style-name="ce5" office:value-type="float" office:value="24735.08978924" calcext:value-type="float">
            <text:p>24735.08978924</text:p>
          </table:table-cell>
          <table:table-cell table:number-columns-repeated="16375"/>
        </table:table-row>
        <table:table-row table:style-name="ro1">
          <table:table-cell/>
          <table:table-cell table:style-name="ce3" office:value-type="string" calcext:value-type="string">
            <text:p>T419</text:p>
          </table:table-cell>
          <table:table-cell table:style-name="ce4" office:value-type="float" office:value="143532.134" calcext:value-type="float">
            <text:p>143532.134</text:p>
          </table:table-cell>
          <table:table-cell table:style-name="ce4" table:formula="of:=LN([.C54])" office:value-type="float" office:value="11.8743142194268" calcext:value-type="float">
            <text:p>11.8743142194268</text:p>
          </table:table-cell>
          <table:table-cell table:style-name="ce5" office:value-type="float" office:value="2143.08733709065" calcext:value-type="float">
            <text:p>2143.08733709065</text:p>
          </table:table-cell>
          <table:table-cell table:style-name="ce5" office:value-type="float" office:value="16372.9448166547" calcext:value-type="float">
            <text:p>16372.9448166547</text:p>
          </table:table-cell>
          <table:table-cell table:style-name="ce5" office:value-type="float" office:value="9916.76672503" calcext:value-type="float">
            <text:p>9916.76672503</text:p>
          </table:table-cell>
          <table:table-cell table:style-name="ce5" office:value-type="float" office:value="3411.05694782079" calcext:value-type="float">
            <text:p>3411.05694782079</text:p>
          </table:table-cell>
          <table:table-cell table:style-name="ce5" office:value-type="float" office:value="28006.25605751" calcext:value-type="float">
            <text:p>28006.25605751</text:p>
          </table:table-cell>
          <table:table-cell table:number-columns-repeated="16375"/>
        </table:table-row>
        <table:table-row table:style-name="ro3" table:number-rows-repeated="1048521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imestrales" style:display-name="PageStyle_Trimestr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1" style:display-name="PageStyle_Hoja 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23:03:59</meta:creation-date>
    <meta:initial-creator>Unknown Creator</meta:initial-creator>
    <meta:document-statistic meta:table-count="2" meta:cell-count="529" meta:object-count="0"/>
    <meta:generator>LibreOffice/24.2.4.2$Linux_X86_64 LibreOffice_project/420$Build-2</meta:generator>
  </office:meta>
</office:document-meta>
</file>